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#70AD47"/>
    </style:style>
    <style:style style:name="ce10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4" style:family="table-cell" style:parent-style-name="Default" style:data-style-name="N0">
      <style:table-cell-properties fo:background-color="#7030A0"/>
    </style:style>
    <style:style style:name="ce15" style:family="table-cell" style:parent-style-name="Default" style:data-style-name="N0">
      <style:table-cell-properties style:vertical-align="middle" fo:background-color="#FFC000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7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7"/>
        <table:table-column table:style-name="co3" table:number-columns-repeated="2" table:default-cell-style-name="ce7"/>
        <table:table-column table:style-name="co3" table:default-cell-style-name="ce8"/>
        <table:table-column table:style-name="co3" table:number-columns-repeated="94" table:default-cell-style-name="ce1"/>
        <table:table-column table:style-name="co1" table:number-columns-repeated="16285" table:default-cell-style-name="ce1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Café des dresseurs</text:p>
          </table:table-cell>
          <table:table-cell office:value-type="string" table:style-name="ce5">
            <text:p>Saga Ariane</text:p>
          </table:table-cell>
          <table:table-cell office:value-type="string" table:style-name="ce6">
            <text:p>Mt. Mugogwe (Elector)</text:p>
          </table:table-cell>
          <table:table-cell office:value-type="string" table:style-name="ce2">
            <text:p>Mt. Nyakabanda (Sulfura)</text:p>
          </table:table-cell>
          <table:table-cell table:number-columns-repeated="16378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 Bulbizarr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2 Herbizarr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3 Florizarre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 Salamèch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5 Reptincel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6 Dracaufeu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 Carapuc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8 Carabaff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9 Tortank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 Chenipan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1 Crisacier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2 Papillusi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 Aspicot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4 Coconfort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5 Dardargnan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6 Roucool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7 Roucoops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8 Roucarnag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X, T</text:p>
          </table:table-cell>
          <table:table-cell office:value-type="string" table:style-name="ce17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9 Rattata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9">
            <text:p>20 Rattata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1 Piafabec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22 Rapasdepi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3 Abo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24 Arbock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, S</text:p>
          </table:table-cell>
          <table:table-cell office:value-type="string" table:style-name="ce17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5 Pikatchu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9">
            <text:p>26 Raitch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7 Sablette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9">
            <text:p>28 Sablairau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X, T</text:p>
          </table:table-cell>
          <table:table-cell office:value-type="string" table:style-name="ce10">
            <text:p>X, 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9 Nidoran F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30 Nidornina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31 Nodoquee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2 Nidoran M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33 Nidorino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34 Nidoking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5 Mélofé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36 Mélodelfe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7 Goupix</text:p>
          </table:table-cell>
          <table:table-cell table:style-name="ce10"/>
          <table:table-cell table:number-columns-repeated="2" table:style-name="ce7"/>
          <table:table-cell table:style-name="ce8"/>
          <table:table-cell office:value-type="string" table:style-name="ce13">
            <text:p>X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38 Feunard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0">
            <text:p>X, 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9 Rondoudou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40 Grodoudo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1 Nosferapti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9">
            <text:p>42 Nosferalto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, X</text:p>
          </table:table-cell>
          <table:table-cell office:value-type="string" table:style-name="ce10">
            <text:p>X, 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3 Mystèrb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44 Ortid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45 Raflessi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6 Paras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47 Parasec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office:value-type="string" table:style-name="ce17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8 Mimitos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49 Aéromit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0 Taupiqueur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9">
            <text:p>51 Triopiqueur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office:value-type="string" table:style-name="ce17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2 Miaouss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3" table:style-name="ce7"/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4 Psykokwak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55 Akwakwak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6 Férossing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57 Collosinge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8 Canninos</text:p>
          </table:table-cell>
          <table:table-cell table:style-name="ce10"/>
          <table:table-cell table:number-columns-repeated="2" table:style-name="ce7"/>
          <table:table-cell table:style-name="ce8"/>
          <table:table-cell office:value-type="string" table:style-name="ce13">
            <text:p>X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59 Arkanin</text:p>
          </table:table-cell>
          <table:table-cell table:style-name="ce10"/>
          <table:table-cell table:number-columns-repeated="2" table:style-name="ce7"/>
          <table:table-cell table:style-name="ce8"/>
          <table:table-cell office:value-type="string" table:style-name="ce18">
            <text:p>X, 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60 Ptitard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61 Têtart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62 Tartar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S, 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3 Abra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64 Kadabra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65 Alakazam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6 Machoc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67 Machopeur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68 Mackogn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office:value-type="string" table:style-name="ce18">
            <text:p>X, 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9 Chetiflor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70 Bousiflor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71 Empiflor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1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72 Tentacool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14">
            <text:p>73 Tentacruel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S, 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4 Racailloux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75 Gravalanch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office:value-type="string" table:style-name="ce13">
            <text:p>X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76 Grolem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office:value-type="string" table:style-name="ce10">
            <text:p>X, 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7 Ponyta</text:p>
          </table:table-cell>
          <table:table-cell table:style-name="ce10"/>
          <table:table-cell table:number-columns-repeated="2" table:style-name="ce7"/>
          <table:table-cell table:style-name="ce8"/>
          <table:table-cell office:value-type="string" table:style-name="ce13">
            <text:p>X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78 Galop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8">
            <text:p>X, 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9 Ramoloss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80 Flagadoss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1 Magneti</text:p>
          </table:table-cell>
          <table:table-cell table:style-name="ce10"/>
          <table:table-cell table:style-name="ce7"/>
          <table:table-cell office:value-type="string" table:style-name="ce13">
            <text:p>X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82 magneto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3 Canartichau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4 Doduo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85 Dodrio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6 Otaria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87 Lamantine</text:p>
          </table:table-cell>
          <table:table-cell table:style-name="ce10"/>
          <table:table-cell table:number-columns-repeated="2"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8 Tadmorv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89 Grostadmorv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5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90 Kokiyas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14">
            <text:p>91 Krustabri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2 Fantominus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93 Spectrum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1">
            <text:p>94 Ectoplasm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5 Oni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X, 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6 Spoporifik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97 Hypnomade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5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8 Krabby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99 Kraboss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S, 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0 Voltorbe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9">
            <text:p>101 Electrod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X, T</text:p>
          </table:table-cell>
          <table:table-cell office:value-type="string" table:style-name="ce17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2 Noeunoeuf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03 Noadkoko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4 Oselait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9">
            <text:p>105 Ossatueu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6 Kickle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7 Tygn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8 Exelangu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9 Smogo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10 Smogogo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7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1 Rinocorne</text:p>
          </table:table-cell>
          <table:table-cell table:style-name="ce10"/>
          <table:table-cell table:number-columns-repeated="2" table:style-name="ce7"/>
          <table:table-cell table:style-name="ce8"/>
          <table:table-cell office:value-type="string" table:style-name="ce13">
            <text:p>X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112 Rinoféros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office:value-type="string" table:style-name="ce10">
            <text:p>X, 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3 Leveinar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4 Saquedeneu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6 Hypotremp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1">
            <text:p>117 Hypocea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8 Poissirène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14">
            <text:p>119 Poissoroy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S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0 Stary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14">
            <text:p>121 Staross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2">
            <text:p>S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2 M.Mime</text:p>
          </table:table-cell>
          <table:table-cell table:style-name="ce10"/>
          <table:table-cell table:number-columns-repeated="2" table:style-name="ce7"/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3 Insécat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4 Lipoutou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5 Electec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6 Magma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8"/>
          <table:table-cell office:value-type="string" table:style-name="ce13">
            <text:p>X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7 Scarabrute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9 Magicarpe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9">
            <text:p>130 Leviato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S, 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2 Metamorph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X ,T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3 Evoli</text:p>
          </table:table-cell>
          <table:table-cell table:style-name="ce10"/>
          <table:table-cell table:style-name="ce7"/>
          <table:table-cell office:value-type="string" table:style-name="ce13">
            <text:p>X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34 Aquali</text:p>
          </table:table-cell>
          <table:table-cell table:style-name="ce10"/>
          <table:table-cell table:style-name="ce7"/>
          <table:table-cell office:value-type="string" table:style-name="ce10">
            <text:p>X, T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35 Voltali</text:p>
          </table:table-cell>
          <table:table-cell table:style-name="ce10"/>
          <table:table-cell table:style-name="ce7"/>
          <table:table-cell office:value-type="string" table:style-name="ce13">
            <text:p>X</text:p>
          </table:table-cell>
          <table:table-cell office:value-type="string" table:style-name="ce11">
            <text:p>X, 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9">
            <text:p>136 Pyroli</text:p>
          </table:table-cell>
          <table:table-cell table:style-name="ce10"/>
          <table:table-cell table:style-name="ce7"/>
          <table:table-cell office:value-type="string" table:style-name="ce13">
            <text:p>X</text:p>
          </table:table-cell>
          <table:table-cell table:style-name="ce8"/>
          <table:table-cell office:value-type="string" table:style-name="ce10">
            <text:p>X, 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7 Porygon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38 Amonita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39 Amonista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40 Kabuto</text:p>
          </table:table-cell>
          <table:table-cell table:style-name="ce10"/>
          <table:table-cell table:number-columns-repeated="2" table:style-name="ce7"/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9">
            <text:p>141 Kabutops</text:p>
          </table:table-cell>
          <table:table-cell table:style-name="ce13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table:style-name="ce8"/>
          <table:table-cell office:value-type="string" table:style-name="ce19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3" table:style-name="ce7"/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3" table:style-name="ce7"/>
          <table:table-cell office:value-type="string" table:style-name="ce11">
            <text:p>T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3" table:style-name="ce7"/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47 Minidraco</text:p>
          </table:table-cell>
          <table:table-cell table:style-name="ce10"/>
          <table:table-cell table:number-columns-repeated="2" table:style-name="ce7"/>
          <table:table-cell table:number-columns-repeated="16380"/>
        </table:table-row>
        <table:table-row table:style-name="ro1">
          <table:table-cell office:value-type="string" table:style-name="ce9">
            <text:p>148 Draco</text:p>
          </table:table-cell>
          <table:table-cell table:style-name="ce10"/>
          <table:table-cell table:number-columns-repeated="2" table:style-name="ce7"/>
          <table:table-cell table:number-columns-repeated="16380"/>
        </table:table-row>
        <table:table-row table:style-name="ro1">
          <table:table-cell office:value-type="string" table:style-name="ce9">
            <text:p>149 Dracolosse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3"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6">
            <text:p>151 Mew</text:p>
          </table:table-cell>
          <table:table-cell table:number-columns-repeated="3" table:style-name="ce7"/>
          <table:table-cell table:number-columns-repeated="16380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Dekum</meta:initial-creator>
    <dc:creator>Dekum</dc:creator>
    <meta:creation-date>2022-06-25T07:22:25Z</meta:creation-date>
    <dc:date>2023-03-19T15:11:26Z</dc:date>
    <meta:editing-duration>PT0S</meta:editing-duration>
  </office:meta>
</office:document-meta>
</file>